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16.002cm" table:align="left" style:writing-mode="lr-tb"/>
    </style:style>
    <style:style style:name="tml0.A" style:family="table-column">
      <style:table-column-properties style:column-width="16.002cm"/>
    </style:style>
    <style:style style:name="tml0.A1" style:family="table-cell">
      <style:table-cell-properties fo:padding="0cm" fo:border="none"/>
    </style:style>
    <style:style style:name="lim_5f_1125" style:display-name="lim_1125" style:family="table">
      <style:table-properties style:width="16cm" table:align="left" style:may-break-between-rows="false" style:writing-mode="lr-tb"/>
    </style:style>
    <style:style style:name="lim_5f_1125.A" style:display-name="lim_1125.A" style:family="table-column">
      <style:table-column-properties style:column-width="16cm"/>
    </style:style>
    <style:style style:name="lim_5f_1125.A1" style:display-name="lim_1125.A1" style:family="table-cell">
      <style:table-cell-properties fo:padding="0cm" fo:border="none"/>
    </style:style>
    <style:style style:name="lim_5f_1125a" style:display-name="lim_1125a" style:family="table">
      <style:table-properties style:width="16cm" table:align="left" style:may-break-between-rows="false" style:writing-mode="lr-tb"/>
    </style:style>
    <style:style style:name="lim_5f_1125a.A" style:display-name="lim_1125a.A" style:family="table-column">
      <style:table-column-properties style:column-width="16cm"/>
    </style:style>
    <style:style style:name="lim_5f_1125a.A1" style:display-name="lim_1125a.A1" style:family="table-cell">
      <style:table-cell-properties fo:padding="0cm" fo:border="none"/>
    </style:style>
    <style:style style:name="lim_5f_bdps" style:display-name="lim_bdps" style:family="table">
      <style:table-properties style:width="16cm" table:align="left" style:may-break-between-rows="false" style:writing-mode="lr-tb"/>
    </style:style>
    <style:style style:name="lim_5f_bdps.A" style:display-name="lim_bdps.A" style:family="table-column">
      <style:table-column-properties style:column-width="16cm"/>
    </style:style>
    <style:style style:name="lim_5f_bdps.A1" style:display-name="lim_bdps.A1" style:family="table-cell">
      <style:table-cell-properties fo:padding="0cm" fo:border="none"/>
    </style:style>
    <style:style style:name="lim_5f_ua" style:display-name="lim_ua" style:family="table">
      <style:table-properties style:width="16cm" table:align="left" style:may-break-between-rows="false" style:writing-mode="lr-tb"/>
    </style:style>
    <style:style style:name="lim_5f_ua.A" style:display-name="lim_ua.A" style:family="table-column">
      <style:table-column-properties style:column-width="16cm"/>
    </style:style>
    <style:style style:name="lim_5f_ua.A1" style:display-name="lim_ua.A1" style:family="table-cell">
      <style:table-cell-properties fo:padding="0cm" fo:border="none"/>
    </style:style>
    <style:style style:name="perc_5f_1125" style:display-name="perc_1125" style:family="table">
      <style:table-properties style:width="16cm" table:align="left" style:may-break-between-rows="false" style:writing-mode="lr-tb"/>
    </style:style>
    <style:style style:name="perc_5f_1125.A" style:display-name="perc_1125.A" style:family="table-column">
      <style:table-column-properties style:column-width="16cm"/>
    </style:style>
    <style:style style:name="perc_5f_1125.A1" style:display-name="perc_1125.A1" style:family="table-cell">
      <style:table-cell-properties fo:padding="0cm" fo:border="none"/>
    </style:style>
    <style:style style:name="perc_5f_1125a" style:display-name="perc_1125a" style:family="table">
      <style:table-properties style:width="16cm" table:align="left" style:may-break-between-rows="false" style:writing-mode="lr-tb"/>
    </style:style>
    <style:style style:name="perc_5f_1125a.A" style:display-name="perc_1125a.A" style:family="table-column">
      <style:table-column-properties style:column-width="16cm"/>
    </style:style>
    <style:style style:name="perc_5f_1125a.A1" style:display-name="perc_1125a.A1" style:family="table-cell">
      <style:table-cell-properties fo:padding="0cm" fo:border="none"/>
    </style:style>
    <style:style style:name="perc_5f_bdps" style:display-name="perc_bdps" style:family="table">
      <style:table-properties style:width="16cm" table:align="left" style:may-break-between-rows="false" style:writing-mode="lr-tb"/>
    </style:style>
    <style:style style:name="perc_5f_bdps.A" style:display-name="perc_bdps.A" style:family="table-column">
      <style:table-column-properties style:column-width="16cm"/>
    </style:style>
    <style:style style:name="perc_5f_bdps.A1" style:display-name="perc_bdps.A1" style:family="table-cell">
      <style:table-cell-properties fo:padding="0cm" fo:border="none"/>
    </style:style>
    <style:style style:name="perc_5f_ua" style:display-name="perc_ua" style:family="table">
      <style:table-properties style:width="16cm" table:align="left" style:may-break-between-rows="false" style:writing-mode="lr-tb"/>
    </style:style>
    <style:style style:name="perc_5f_ua.A" style:display-name="perc_ua.A" style:family="table-column">
      <style:table-column-properties style:column-width="16cm"/>
    </style:style>
    <style:style style:name="perc_5f_ua.A1" style:display-name="perc_ua.A1" style:family="table-cell">
      <style:table-cell-properties fo:padding="0cm" fo:border="none"/>
    </style:style>
    <style:style style:name="f_5f_110" style:display-name="f_110" style:family="table">
      <style:table-properties style:width="17cm" table:align="margins" style:writing-mode="lr-tb"/>
    </style:style>
    <style:style style:name="f_5f_110.A" style:display-name="f_110.A" style:family="table-column">
      <style:table-column-properties style:column-width="17cm" style:rel-column-width="65535*"/>
    </style:style>
    <style:style style:name="f_5f_110.A1" style:display-name="f_110.A1" style:family="table-cell">
      <style:table-cell-properties fo:padding="0.097cm" fo:border="none"/>
    </style:style>
    <style:style style:name="f_5f_130" style:display-name="f_130" style:family="table">
      <style:table-properties style:width="17cm" table:align="margins" style:writing-mode="lr-tb"/>
    </style:style>
    <style:style style:name="f_5f_130.A" style:display-name="f_130.A" style:family="table-column">
      <style:table-column-properties style:column-width="17cm" style:rel-column-width="65535*"/>
    </style:style>
    <style:style style:name="f_5f_130.A1" style:display-name="f_130.A1" style:family="table-cell">
      <style:table-cell-properties fo:padding="0.097cm" fo:border="none"/>
    </style:style>
    <style:style style:name="f_5f_alpha" style:display-name="f_alpha" style:family="table">
      <style:table-properties style:width="17cm" table:align="margins" style:writing-mode="lr-tb"/>
    </style:style>
    <style:style style:name="f_5f_alpha.A" style:display-name="f_alpha.A" style:family="table-column">
      <style:table-column-properties style:column-width="17cm" style:rel-column-width="65535*"/>
    </style:style>
    <style:style style:name="f_5f_alpha.A1" style:display-name="f_alpha.A1" style:family="table-cell">
      <style:table-cell-properties fo:padding="0.097cm" fo:border="none"/>
    </style:style>
    <style:style style:name="f_5f_beta" style:display-name="f_beta" style:family="table">
      <style:table-properties style:width="17cm" table:align="margins" style:writing-mode="lr-tb"/>
    </style:style>
    <style:style style:name="f_5f_beta.A" style:display-name="f_beta.A" style:family="table-column">
      <style:table-column-properties style:column-width="17cm" style:rel-column-width="65535*"/>
    </style:style>
    <style:style style:name="f_5f_beta.A1" style:display-name="f_beta.A1" style:family="table-cell">
      <style:table-cell-properties fo:padding="0.097cm" fo:border="none"/>
    </style:style>
    <style:style style:name="_31_125" style:display-name="1125" style:family="table">
      <style:table-properties style:width="16.969cm" table:align="center" style:may-break-between-rows="false" style:writing-mode="lr-tb"/>
    </style:style>
    <style:style style:name="_31_125.A" style:display-name="1125.A" style:family="table-column">
      <style:table-column-properties style:column-width="2.087cm"/>
    </style:style>
    <style:style style:name="_31_125.B" style:display-name="1125.B" style:family="table-column">
      <style:table-column-properties style:column-width="1.295cm"/>
    </style:style>
    <style:style style:name="_31_125.H" style:display-name="1125.H" style:family="table-column">
      <style:table-column-properties style:column-width="1.778cm"/>
    </style:style>
    <style:style style:name="_31_125.K" style:display-name="1125.K" style:family="table-column">
      <style:table-column-properties style:column-width="1.78cm"/>
    </style:style>
    <style:style style:name="_31_125.1" style:display-name="1125.1" style:family="table-row">
      <style:table-row-properties style:min-row-height="0.778cm"/>
    </style:style>
    <style:style style:name="_31_125.A1" style:display-name="1125.A1" style:family="table-cell">
      <style:table-cell-properties style:vertical-align="bottom" fo:padding="0.051cm" fo:border="none"/>
    </style:style>
    <style:style style:name="_31_125.A2" style:display-name="112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_31_125.B2" style:display-name="112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_31_125.K2" style:display-name="1125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_31_125.D3" style:display-name="1125.D3" style:family="table-cell">
      <style:table-cell-properties fo:padding="0.051cm" fo:border-left="0.002cm solid #000000" fo:border-right="none" fo:border-top="none" fo:border-bottom="0.002cm solid #000000"/>
    </style:style>
    <style:style style:name="_31_125.A5" style:display-name="112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_31_125.B5" style:display-name="112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_31_125.K5" style:display-name="1125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_31_125.A9" style:display-name="1125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_31_125.B9" style:display-name="1125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_31_125A" style:display-name="1125A" style:family="table">
      <style:table-properties style:width="16.969cm" table:align="center" style:may-break-between-rows="false" style:writing-mode="lr-tb"/>
    </style:style>
    <style:style style:name="_31_125A.A" style:display-name="1125A.A" style:family="table-column">
      <style:table-column-properties style:column-width="2.087cm"/>
    </style:style>
    <style:style style:name="_31_125A.B" style:display-name="1125A.B" style:family="table-column">
      <style:table-column-properties style:column-width="1.295cm"/>
    </style:style>
    <style:style style:name="_31_125A.H" style:display-name="1125A.H" style:family="table-column">
      <style:table-column-properties style:column-width="1.778cm"/>
    </style:style>
    <style:style style:name="_31_125A.K" style:display-name="1125A.K" style:family="table-column">
      <style:table-column-properties style:column-width="1.78cm"/>
    </style:style>
    <style:style style:name="_31_125A.1" style:display-name="1125A.1" style:family="table-row">
      <style:table-row-properties style:min-row-height="0.778cm"/>
    </style:style>
    <style:style style:name="_31_125A.A1" style:display-name="1125A.A1" style:family="table-cell">
      <style:table-cell-properties style:vertical-align="bottom" fo:padding="0.051cm" fo:border="none"/>
    </style:style>
    <style:style style:name="_31_125A.A2" style:display-name="1125A.A2" style:family="table-cell">
      <style:table-cell-properties fo:padding="0.051cm" fo:border-left="0.088cm solid #000000" fo:border-right="none" fo:border-top="0.088cm solid #000000" fo:border-bottom="0.002cm solid #000000"/>
    </style:style>
    <style:style style:name="_31_125A.B2" style:display-name="1125A.B2" style:family="table-cell">
      <style:table-cell-properties fo:padding="0.051cm" fo:border-left="0.002cm solid #000000" fo:border-right="none" fo:border-top="0.088cm solid #000000" fo:border-bottom="0.002cm solid #000000"/>
    </style:style>
    <style:style style:name="_31_125A.K2" style:display-name="1125A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_31_125A.D3" style:display-name="1125A.D3" style:family="table-cell">
      <style:table-cell-properties fo:padding="0.051cm" fo:border-left="0.002cm solid #000000" fo:border-right="none" fo:border-top="none" fo:border-bottom="0.002cm solid #000000"/>
    </style:style>
    <style:style style:name="_31_125A.A5" style:display-name="1125A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_31_125A.B5" style:display-name="1125A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_31_125A.K5" style:display-name="1125A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_31_125A.A12" style:display-name="1125A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_31_125A.B12" style:display-name="1125A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BZ" style:family="table">
      <style:table-properties style:width="16.923cm" fo:margin-left="0.016cm" fo:margin-right="0.062cm" table:align="margins" style:may-break-between-rows="false" style:writing-mode="lr-tb"/>
    </style:style>
    <style:style style:name="BZ.A" style:family="table-column">
      <style:table-column-properties style:column-width="1.667cm" style:rel-column-width="6455*"/>
    </style:style>
    <style:style style:name="BZ.B" style:family="table-column">
      <style:table-column-properties style:column-width="2.094cm" style:rel-column-width="8108*"/>
    </style:style>
    <style:style style:name="BZ.C" style:family="table-column">
      <style:table-column-properties style:column-width="1.88cm" style:rel-column-width="7281*"/>
    </style:style>
    <style:style style:name="BZ.I" style:family="table-column">
      <style:table-column-properties style:column-width="1.882cm" style:rel-column-width="7286*"/>
    </style:style>
    <style:style style:name="BZ.1" style:family="table-row">
      <style:table-row-properties style:min-row-height="0.778cm"/>
    </style:style>
    <style:style style:name="BZ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BZ.2" style:family="table-row">
      <style:table-row-properties style:min-row-height="1.45cm"/>
    </style:style>
    <style:style style:name="BZ.A2" style:family="table-cell">
      <style:table-cell-properties fo:padding="0.051cm" fo:border-left="0.088cm solid #000000" fo:border-right="none" fo:border-top="0.088cm solid #000000" fo:border-bottom="0.002cm solid #000000"/>
    </style:style>
    <style:style style:name="BZ.B2" style:family="table-cell">
      <style:table-cell-properties fo:padding="0.051cm" fo:border-left="0.002cm solid #000000" fo:border-right="none" fo:border-top="0.088cm solid #000000" fo:border-bottom="0.002cm solid #000000"/>
    </style:style>
    <style:style style:name="BZ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BZ.3" style:family="table-row">
      <style:table-row-properties style:min-row-height="0.67cm"/>
    </style:style>
    <style:style style:name="BZ.C3" style:family="table-cell">
      <style:table-cell-properties fo:padding="0.051cm" fo:border-left="0.002cm solid #000000" fo:border-right="none" fo:border-top="none" fo:border-bottom="0.002cm solid #000000"/>
    </style:style>
    <style:style style:name="BZ.4" style:family="table-row">
      <style:table-row-properties style:min-row-height="0.679cm"/>
    </style:style>
    <style:style style:name="BZ.C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BZ.A5" style:family="table-cell">
      <style:table-cell-properties fo:padding="0.051cm" fo:border-left="0.088cm solid #000000" fo:border-right="none" fo:border-top="none" fo:border-bottom="0.002cm solid #000000"/>
    </style:style>
    <style:style style:name="BZ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BZ.A8" style:family="table-cell">
      <style:table-cell-properties fo:padding="0.051cm" fo:border-left="0.088cm solid #000000" fo:border-right="none" fo:border-top="none" fo:border-bottom="0.088cm solid #000000"/>
    </style:style>
    <style:style style:name="BZ.B8" style:family="table-cell">
      <style:table-cell-properties fo:padding="0.051cm" fo:border-left="0.002cm solid #000000" fo:border-right="none" fo:border-top="none" fo:border-bottom="0.088cm solid #000000"/>
    </style:style>
    <style:style style:name="BDPS_5f_a" style:display-name="BDPS_a" style:family="table">
      <style:table-properties style:width="16.955cm" fo:margin-left="0.016cm" fo:margin-right="0.03cm" table:align="margins" style:may-break-between-rows="false" style:writing-mode="lr-tb"/>
    </style:style>
    <style:style style:name="BDPS_5f_a.A" style:display-name="BDPS_a.A" style:family="table-column">
      <style:table-column-properties style:column-width="2.064cm" style:rel-column-width="7977*"/>
    </style:style>
    <style:style style:name="BDPS_5f_a.B" style:display-name="BDPS_a.B" style:family="table-column">
      <style:table-column-properties style:column-width="1.704cm" style:rel-column-width="6586*"/>
    </style:style>
    <style:style style:name="BDPS_5f_a.C" style:display-name="BDPS_a.C" style:family="table-column">
      <style:table-column-properties style:column-width="1.884cm" style:rel-column-width="7281*"/>
    </style:style>
    <style:style style:name="BDPS_5f_a.I" style:display-name="BDPS_a.I" style:family="table-column">
      <style:table-column-properties style:column-width="1.886cm" style:rel-column-width="7286*"/>
    </style:style>
    <style:style style:name="BDPS_5f_a.1" style:display-name="BDPS_a.1" style:family="table-row">
      <style:table-row-properties style:min-row-height="0.778cm"/>
    </style:style>
    <style:style style:name="BDPS_5f_a.A1" style:display-name="BDPS_a.A1" style:family="table-cell">
      <style:table-cell-properties style:vertical-align="bottom" fo:padding="0.051cm" fo:border="none"/>
    </style:style>
    <style:style style:name="BDPS_5f_a.2" style:display-name="BDPS_a.2" style:family="table-row">
      <style:table-row-properties style:min-row-height="1.45cm"/>
    </style:style>
    <style:style style:name="BDPS_5f_a.A2" style:display-name="BDPS_a.A2" style:family="table-cell">
      <style:table-cell-properties fo:padding="0.051cm" fo:border-left="0.088cm solid #000000" fo:border-right="none" fo:border-top="0.088cm solid #000000" fo:border-bottom="0.002cm solid #000000"/>
    </style:style>
    <style:style style:name="BDPS_5f_a.B2" style:display-name="BDPS_a.B2" style:family="table-cell">
      <style:table-cell-properties fo:padding="0.051cm" fo:border-left="0.002cm solid #000000" fo:border-right="none" fo:border-top="0.088cm solid #000000" fo:border-bottom="0.002cm solid #000000"/>
    </style:style>
    <style:style style:name="BDPS_5f_a.I2" style:display-name="BDPS_a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BDPS_5f_a.3" style:display-name="BDPS_a.3" style:family="table-row">
      <style:table-row-properties style:min-row-height="0.67cm"/>
    </style:style>
    <style:style style:name="BDPS_5f_a.C3" style:display-name="BDPS_a.C3" style:family="table-cell">
      <style:table-cell-properties fo:padding="0.051cm" fo:border-left="0.002cm solid #000000" fo:border-right="none" fo:border-top="none" fo:border-bottom="0.002cm solid #000000"/>
    </style:style>
    <style:style style:name="BDPS_5f_a.4" style:display-name="BDPS_a.4" style:family="table-row">
      <style:table-row-properties style:min-row-height="0.679cm"/>
    </style:style>
    <style:style style:name="BDPS_5f_a.C4" style:display-name="BDPS_a.C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BDPS_5f_a.A5" style:display-name="BDPS_a.A5" style:family="table-cell">
      <style:table-cell-properties fo:padding="0.051cm" fo:border-left="0.088cm solid #000000" fo:border-right="none" fo:border-top="none" fo:border-bottom="0.002cm solid #000000"/>
    </style:style>
    <style:style style:name="BDPS_5f_a.B5" style:display-name="BDPS_a.B5" style:family="table-cell" style:data-style-name="N0">
      <style:table-cell-properties fo:padding="0.051cm" fo:border-left="0.002cm solid #000000" fo:border-right="none" fo:border-top="none" fo:border-bottom="0.002cm solid #000000"/>
    </style:style>
    <style:style style:name="BDPS_5f_a.I5" style:display-name="BDPS_a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BDPS_5f_a.A9" style:display-name="BDPS_a.A9" style:family="table-cell">
      <style:table-cell-properties fo:padding="0.051cm" fo:border-left="0.088cm solid #000000" fo:border-right="none" fo:border-top="none" fo:border-bottom="0.088cm solid #000000"/>
    </style:style>
    <style:style style:name="BDPS_5f_a.B9" style:display-name="BDPS_a.B9" style:family="table-cell" style:data-style-name="N0">
      <style:table-cell-properties fo:padding="0.051cm" fo:border-left="0.002cm solid #000000" fo:border-right="none" fo:border-top="none" fo:border-bottom="0.088cm solid #000000"/>
    </style:style>
    <style:style style:name="BDPS_5f_a.C9" style:display-name="BDPS_a.C9" style:family="table-cell">
      <style:table-cell-properties fo:padding="0.051cm" fo:border-left="0.002cm solid #000000" fo:border-right="none" fo:border-top="none" fo:border-bottom="0.088cm solid #000000"/>
    </style:style>
    <style:style style:name="BDPS_5f_b" style:display-name="BDPS_b" style:family="table">
      <style:table-properties style:width="16.955cm" fo:margin-left="0.016cm" fo:margin-right="0.03cm" table:align="margins" style:may-break-between-rows="false" style:writing-mode="lr-tb"/>
    </style:style>
    <style:style style:name="BDPS_5f_b.A" style:display-name="BDPS_b.A" style:family="table-column">
      <style:table-column-properties style:column-width="2.064cm" style:rel-column-width="7977*"/>
    </style:style>
    <style:style style:name="BDPS_5f_b.B" style:display-name="BDPS_b.B" style:family="table-column">
      <style:table-column-properties style:column-width="1.704cm" style:rel-column-width="6586*"/>
    </style:style>
    <style:style style:name="BDPS_5f_b.C" style:display-name="BDPS_b.C" style:family="table-column">
      <style:table-column-properties style:column-width="1.884cm" style:rel-column-width="7281*"/>
    </style:style>
    <style:style style:name="BDPS_5f_b.I" style:display-name="BDPS_b.I" style:family="table-column">
      <style:table-column-properties style:column-width="1.886cm" style:rel-column-width="7286*"/>
    </style:style>
    <style:style style:name="BDPS_5f_b.1" style:display-name="BDPS_b.1" style:family="table-row">
      <style:table-row-properties style:min-row-height="0.778cm"/>
    </style:style>
    <style:style style:name="BDPS_5f_b.A1" style:display-name="BDPS_b.A1" style:family="table-cell">
      <style:table-cell-properties style:vertical-align="bottom" fo:padding="0.051cm" fo:border="none"/>
    </style:style>
    <style:style style:name="BDPS_5f_b.2" style:display-name="BDPS_b.2" style:family="table-row">
      <style:table-row-properties style:min-row-height="1.45cm"/>
    </style:style>
    <style:style style:name="BDPS_5f_b.A2" style:display-name="BDPS_b.A2" style:family="table-cell">
      <style:table-cell-properties fo:padding="0.051cm" fo:border-left="0.088cm solid #000000" fo:border-right="none" fo:border-top="0.088cm solid #000000" fo:border-bottom="0.002cm solid #000000"/>
    </style:style>
    <style:style style:name="BDPS_5f_b.B2" style:display-name="BDPS_b.B2" style:family="table-cell">
      <style:table-cell-properties fo:padding="0.051cm" fo:border-left="0.002cm solid #000000" fo:border-right="none" fo:border-top="0.088cm solid #000000" fo:border-bottom="0.002cm solid #000000"/>
    </style:style>
    <style:style style:name="BDPS_5f_b.I2" style:display-name="BDPS_b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BDPS_5f_b.3" style:display-name="BDPS_b.3" style:family="table-row">
      <style:table-row-properties style:min-row-height="0.67cm"/>
    </style:style>
    <style:style style:name="BDPS_5f_b.C3" style:display-name="BDPS_b.C3" style:family="table-cell">
      <style:table-cell-properties fo:padding="0.051cm" fo:border-left="0.002cm solid #000000" fo:border-right="none" fo:border-top="none" fo:border-bottom="0.002cm solid #000000"/>
    </style:style>
    <style:style style:name="BDPS_5f_b.4" style:display-name="BDPS_b.4" style:family="table-row">
      <style:table-row-properties style:min-row-height="0.679cm"/>
    </style:style>
    <style:style style:name="BDPS_5f_b.C4" style:display-name="BDPS_b.C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BDPS_5f_b.A5" style:display-name="BDPS_b.A5" style:family="table-cell">
      <style:table-cell-properties fo:padding="0.051cm" fo:border-left="0.088cm solid #000000" fo:border-right="none" fo:border-top="none" fo:border-bottom="0.002cm solid #000000"/>
    </style:style>
    <style:style style:name="BDPS_5f_b.B5" style:display-name="BDPS_b.B5" style:family="table-cell" style:data-style-name="N100">
      <style:table-cell-properties fo:padding="0.051cm" fo:border-left="0.002cm solid #000000" fo:border-right="none" fo:border-top="none" fo:border-bottom="0.002cm solid #000000"/>
    </style:style>
    <style:style style:name="BDPS_5f_b.I5" style:display-name="BDPS_b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BDPS_5f_b.A9" style:display-name="BDPS_b.A9" style:family="table-cell">
      <style:table-cell-properties fo:padding="0.051cm" fo:border-left="0.088cm solid #000000" fo:border-right="none" fo:border-top="none" fo:border-bottom="0.088cm solid #000000"/>
    </style:style>
    <style:style style:name="BDPS_5f_b.B9" style:display-name="BDPS_b.B9" style:family="table-cell" style:data-style-name="N100">
      <style:table-cell-properties fo:padding="0.051cm" fo:border-left="0.002cm solid #000000" fo:border-right="none" fo:border-top="none" fo:border-bottom="0.088cm solid #000000"/>
    </style:style>
    <style:style style:name="BDPS_5f_b.C9" style:display-name="BDPS_b.C9" style:family="table-cell">
      <style:table-cell-properties fo:padding="0.051cm" fo:border-left="0.002cm solid #000000" fo:border-right="none" fo:border-top="none" fo:border-bottom="0.088cm solid #000000"/>
    </style:style>
    <style:style style:name="BDPS_5f_g" style:display-name="BDPS_g" style:family="table">
      <style:table-properties style:width="16.969cm" table:align="center" style:may-break-between-rows="false" style:writing-mode="lr-tb"/>
    </style:style>
    <style:style style:name="BDPS_5f_g.A" style:display-name="BDPS_g.A" style:family="table-column">
      <style:table-column-properties style:column-width="2.087cm"/>
    </style:style>
    <style:style style:name="BDPS_5f_g.B" style:display-name="BDPS_g.B" style:family="table-column">
      <style:table-column-properties style:column-width="1.295cm"/>
    </style:style>
    <style:style style:name="BDPS_5f_g.H" style:display-name="BDPS_g.H" style:family="table-column">
      <style:table-column-properties style:column-width="1.778cm"/>
    </style:style>
    <style:style style:name="BDPS_5f_g.K" style:display-name="BDPS_g.K" style:family="table-column">
      <style:table-column-properties style:column-width="1.78cm"/>
    </style:style>
    <style:style style:name="BDPS_5f_g.1" style:display-name="BDPS_g.1" style:family="table-row">
      <style:table-row-properties style:min-row-height="0.778cm"/>
    </style:style>
    <style:style style:name="BDPS_5f_g.A1" style:display-name="BDPS_g.A1" style:family="table-cell">
      <style:table-cell-properties fo:padding="0.097cm" fo:border="none"/>
    </style:style>
    <style:style style:name="BDPS_5f_g.2" style:display-name="BDPS_g.2" style:family="table-row">
      <style:table-row-properties style:min-row-height="1.45cm"/>
    </style:style>
    <style:style style:name="BDPS_5f_g.A2" style:display-name="BDPS_g.A2" style:family="table-cell">
      <style:table-cell-properties fo:padding="0.051cm" fo:border-left="0.088cm solid #000000" fo:border-right="none" fo:border-top="0.088cm solid #000000" fo:border-bottom="0.002cm solid #000000"/>
    </style:style>
    <style:style style:name="BDPS_5f_g.B2" style:display-name="BDPS_g.B2" style:family="table-cell">
      <style:table-cell-properties fo:padding="0.051cm" fo:border-left="0.002cm solid #000000" fo:border-right="none" fo:border-top="0.088cm solid #000000" fo:border-bottom="0.002cm solid #000000"/>
    </style:style>
    <style:style style:name="BDPS_5f_g.K2" style:display-name="BDPS_g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BDPS_5f_g.3" style:display-name="BDPS_g.3" style:family="table-row">
      <style:table-row-properties style:min-row-height="0.67cm"/>
    </style:style>
    <style:style style:name="BDPS_5f_g.D3" style:display-name="BDPS_g.D3" style:family="table-cell">
      <style:table-cell-properties fo:padding="0.051cm" fo:border-left="0.002cm solid #000000" fo:border-right="none" fo:border-top="none" fo:border-bottom="0.002cm solid #000000"/>
    </style:style>
    <style:style style:name="BDPS_5f_g.4" style:display-name="BDPS_g.4" style:family="table-row">
      <style:table-row-properties style:min-row-height="0.757cm"/>
    </style:style>
    <style:style style:name="BDPS_5f_g.A5" style:display-name="BDPS_g.A5" style:family="table-cell">
      <style:table-cell-properties fo:padding="0.051cm" fo:border-left="0.088cm solid #000000" fo:border-right="none" fo:border-top="none" fo:border-bottom="0.002cm solid #000000"/>
    </style:style>
    <style:style style:name="BDPS_5f_g.K5" style:display-name="BDPS_g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BDPS_5f_g.A10" style:display-name="BDPS_g.A10" style:family="table-cell">
      <style:table-cell-properties fo:padding="0.051cm" fo:border-left="0.088cm solid #000000" fo:border-right="none" fo:border-top="none" fo:border-bottom="0.088cm solid #000000"/>
    </style:style>
    <style:style style:name="BDPS_5f_g.B10" style:display-name="BDPS_g.B10" style:family="table-cell">
      <style:table-cell-properties fo:padding="0.051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>
        <style:tab-stops>
          <style:tab-stop style:position="16.933cm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style:line-height-at-least="0.176cm" fo:text-align="start" style:justify-single-word="false" fo:text-indent="0cm" style:auto-text-indent="false" style:page-number="auto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style:line-height-at-least="0.176cm" fo:text-align="center" style:justify-single-word="false" fo:text-indent="0cm" style:auto-text-indent="false" style:page-number="auto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Header" style:master-page-name="">
      <style:paragraph-properties fo:margin-left="0cm" fo:margin-right="0cm" fo:margin-top="0cm" fo:margin-bottom="0cm" style:line-height-at-least="0.176cm" fo:text-align="center" style:justify-single-word="false" fo:text-indent="0cm" style:auto-text-indent="false" style:page-number="auto" style:snap-to-layout-gri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cm" fo:margin-right="0cm" fo:orphans="2" fo:widows="2" fo:hyphenation-ladder-count="no-limit" fo:text-indent="0cm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orphans="2" fo:widows="2" fo:hyphenation-ladder-count="no-limit" fo:text-indent="0cm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8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P40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5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48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text-indent="1cm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0" style:family="paragraph" style:parent-style-name="Standard" style:master-page-name="">
      <style:paragraph-properties fo:margin-left="0.058cm" fo:margin-right="0.058cm" fo:margin-top="0cm" fo:margin-bottom="0cm" style:line-height-at-least="0.176cm" fo:text-align="start" style:justify-single-word="false" fo:text-indent="0.471cm" style:auto-text-indent="false" style:page-number="auto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101cm" fo:margin-right="0.101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2" style:family="paragraph" style:parent-style-name="Standard">
      <style:paragraph-properties fo:margin-left="0.101cm" fo:margin-right="0.101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3" style:family="paragraph" style:parent-style-name="Heading_20_2">
      <style:text-properties style:font-name="Arial" fo:font-size="10pt" style:font-size-asian="10pt" style:font-size-complex="10pt"/>
    </style:style>
    <style:style style:name="P54" style:family="paragraph" style:parent-style-name="Heading_20_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orphans="2" fo:widows="2" fo:hyphenation-ladder-count="no-limit" fo:text-indent="0cm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5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7" style:family="paragraph" style:parent-style-name="Standard" style:list-style-name="WW8Num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8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9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0" style:family="paragraph" style:parent-style-name="Standard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language="en" fo:country="US" style:font-name-asian="Arial"/>
    </style:style>
    <style:style style:name="T18" style:family="text">
      <style:text-properties style:font-name="Symbol" fo:language="en" fo:country="US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style:text-position="super 58%" fo:language="en" fo:country="US"/>
    </style:style>
    <style:style style:name="T23" style:family="text">
      <style:text-properties style:text-position="super 58%" fo:language="en" fo:country="US" style:font-weight-complex="bold"/>
    </style:style>
    <style:style style:name="T24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5" style:family="text">
      <style:text-properties style:text-position="super 58%" fo:language="en" fo:country="US" style:text-underline-style="none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3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4" style:family="text">
      <style:text-properties fo:language="ru" fo:country="RU"/>
    </style:style>
    <style:style style:name="T35" style:family="text">
      <style:text-properties fo:language="ru" fo:country="RU" style:font-name-complex="Times New Roman"/>
    </style:style>
    <style:style style:name="T36" style:family="text">
      <style:text-properties style:font-name="Times New Roman1" fo:font-style="italic" style:font-style-asian="italic" style:font-style-complex="italic"/>
    </style:style>
    <style:style style:name="T37" style:family="text">
      <style:text-properties style:font-name="Times New Roman1" fo:language="ru" fo:country="RU" fo:font-style="italic" style:font-style-asian="italic" style:font-style-complex="italic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style:font-name-asian="Times New Roman"/>
    </style:style>
    <style:style style:name="T40" style:family="text">
      <style:text-properties style:font-name="Times New Roman" fo:language="en" fo:country="US" fo:background-color="transparent"/>
    </style:style>
    <style:style style:name="T4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3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4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5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6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7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8" style:family="text">
      <style:text-properties style:use-window-font-color="true" style:text-position="0% 100%" fo:language="en" fo:country="US"/>
    </style:style>
    <style:style style:name="T49" style:family="text">
      <style:text-properties style:use-window-font-color="true" style:text-position="0% 100%" fo:language="en" fo:country="US" style:text-underline-style="none" style:font-name-complex="Symbol1"/>
    </style:style>
    <style:style style:name="T50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1" style:family="text">
      <style:text-properties style:use-window-font-color="true" style:text-position="0% 100%" fo:language="en" fo:country="US" style:text-underline-style="none" style:font-name-complex="Times New Roman"/>
    </style:style>
    <style:style style:name="T52" style:family="text">
      <style:text-properties style:use-window-font-color="true" style:text-position="0% 100%" fo:language="en" fo:country="US" style:font-name-complex="Symbol1"/>
    </style:style>
    <style:style style:name="T53" style:family="text">
      <style:text-properties style:use-window-font-color="true" fo:language="en" fo:country="US"/>
    </style:style>
    <style:style style:name="T54" style:family="text">
      <style:text-properties style:use-window-font-color="true" fo:language="en" fo:country="US" style:font-name-complex="Symbol1"/>
    </style:style>
    <style:style style:name="T55" style:family="text">
      <style:text-properties style:font-name-complex="Arial"/>
    </style:style>
    <style:style style:name="T56" style:family="text">
      <style:text-properties style:text-position="0% 100%"/>
    </style:style>
    <style:style style:name="T57" style:family="text">
      <style:text-properties style:text-position="0% 100%" fo:language="en" fo:country="US"/>
    </style:style>
    <style:style style:name="T58" style:family="text">
      <style:text-properties style:text-position="0% 100%" fo:language="en" fo:country="US" fo:font-style="normal" style:font-style-asian="normal" style:font-style-complex="normal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2" style:family="text">
      <style:text-properties style:text-position="0% 100%" fo:language="en" fo:country="US" style:font-weight-complex="bold"/>
    </style:style>
    <style:style style:name="T63" style:family="text">
      <style:text-properties style:text-position="0% 100%" style:font-name="Symbol" fo:language="en" fo:country="US" style:font-name-complex="Symbol"/>
    </style:style>
    <style:style style:name="T64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-complex="Times New Roman"/>
    </style:style>
    <style:style style:name="T70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2" style:family="text">
      <style:text-properties style:font-name-asian="Times New Roman"/>
    </style:style>
    <style:style style:name="T73" style:family="text">
      <style:text-properties style:font-name-complex="Symbol1"/>
    </style:style>
    <style:style style:name="T74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CALIBRATION CERTIFICATE</text:p>
      <text:p text:style-name="P40"><text:span text:style-name="T42">Type:</text:span><text:span text:style-name="T41"> Radiation monitor AT1125</text:span><text:span text:style-name="T7"><text:tab/></text:span><text:span text:style-name="T5">Date of calibration: </text:span><text:span text:style-name="T4">$date</text:span><text:span text:style-name="T3">.</text:span></text:p>
      <text:p text:style-name="P4"/>
      <text:p text:style-name="P7"><text:span text:style-name="T16">S</text:span><text:span text:style-name="T67">/</text:span><text:span text:style-name="T16">N</text:span><text:span text:style-name="T67">:</text:span><text:span text:style-name="T66"> </text:span><text:span text:style-name="T68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55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5">АТ1125</text:span><text:span text:style-name="T69">:</text:span> <text:span text:style-name="T39">γ 30</text:span> <text:span text:style-name="T9">nSv/h</text:span> – 300 <text:s/><text:span text:style-name="T18"></text:span><text:span text:style-name="T9">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5">АТ1125А</text:span><text:span text:style-name="T69">:</text:span> <text:span text:style-name="T39">γ 30</text:span> <text:span text:style-name="T9">nSv/h</text:span> – 100 m<text:span text:style-name="T9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9">BDPS</text:span>-02: <text:span text:style-name="T72">γ 0</text:span>.1 <text:span text:style-name="T9">Sv/h</text:span> – 30.0 m<text:span text:style-name="T9">Sv/h</text:span>;</text:p>
            <text:p text:style-name="P5"/>
            <text:p text:style-name="P24"><text:span text:style-name="T9">Flux density</text:span> <text:span text:style-name="T9">measurement limits of </text:span>α <text:span text:style-name="T9">particles</text:span>:</text:p>
            <text:p text:style-name="P25"><text:span text:style-name="T53">BDPS</text:span>-02: <text:span text:style-name="T19"></text:span> 2.4 – 10<text:span text:style-name="T20">6</text:span> <text:span text:style-name="T53">min</text:span><text:span text:style-name="T20">-1</text:span><text:span text:style-name="T19"></text:span><text:span text:style-name="T54">c</text:span><text:span text:style-name="T53">m</text:span><text:span text:style-name="T20">-2</text:span>;</text:p>
            <text:p text:style-name="P25"/>
            <text:p text:style-name="P24"><text:span text:style-name="T9">Flux density</text:span> <text:span text:style-name="T9">measurement limits of β</text:span> <text:span text:style-name="T9">particles</text:span>:</text:p>
            <text:p text:style-name="P30"><text:span text:style-name="T48">BDPS</text:span><text:span text:style-name="T56">-02: </text:span><text:span text:style-name="T63"></text:span><text:span text:style-name="T56"> 6.0 – 10</text:span><text:span text:style-name="T20">6</text:span><text:span text:style-name="T56"> </text:span><text:span text:style-name="T48">min</text:span><text:span text:style-name="T20">-1</text:span><text:span text:style-name="T63"></text:span><text:span text:style-name="T52">c</text:span><text:span text:style-name="T48">m</text:span><text:span text:style-name="T20">-2</text:span><text:span text:style-name="T56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56"/>
            <text:p text:style-name="P6"><text:span text:style-name="T57">SA of </text:span><text:span text:style-name="T22">137</text:span><text:span text:style-name="T57">Cs count rate:</text:span></text:p>
            <text:p text:style-name="P5"><text:span text:style-name="T62">from $ua_min s</text:span><text:span text:style-name="T23">-1</text:span><text:span text:style-name="T62"> to 10</text:span><text:span text:style-name="T23">5 </text:span><text:span text:style-name="T62">s</text:span><text:span text:style-name="T25">-1</text:span></text:p>
          </table:table-cell>
        </table:table-row>
      </table:table>
      <text:p text:style-name="Standard"><text:span text:style-name="T70">03: ± 20 %</text:span><text:span text:style-name="T71">БД</text:span></text:p>
      <text:p text:style-name="Standard"><text:span text:style-name="T8">Относительная погр</text:span><text:span text:style-name="T6">e</text:span><text:span text:style-name="T8">шность измерения: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3" text:outline-level="2"><text:span text:style-name="T35">АТ1125</text:span><text:span text:style-name="T69">: </text:span><text:span text:style-name="T43"><text:s/></text:span><text:span text:style-name="T45">± </text:span><text:span text:style-name="T46">15</text:span><text:span text:style-name="T45"> %</text:span><text:span text:style-name="T47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3" text:outline-level="2"><text:span text:style-name="T35">АТ1125А</text:span><text:span text:style-name="T69">: </text:span><text:span text:style-name="T43"><text:s/></text:span><text:span text:style-name="T45">± </text:span><text:span text:style-name="T46">15</text:span><text:span text:style-name="T45"> %</text:span><text:span text:style-name="T47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3" text:outline-level="2"><text:span text:style-name="T69">BDPS-02: </text:span><text:span text:style-name="T12"> </text:span><text:span text:style-name="T13">2,4 – 30 min</text:span><text:span text:style-name="T24">-1</text:span><text:span text:style-name="T12"> </text:span><text:span text:style-name="T13">sm</text:span><text:span text:style-name="T24">- 2 <text:s/></text:span><text:span text:style-name="T59">–</text:span><text:span text:style-name="T24"> <text:s/></text:span><text:span text:style-name="T60">± 30 %</text:span></text:h>
            <text:p text:style-name="P46"><text:span text:style-name="T61"> </text:span><text:span text:style-name="T59">30 <text:s/>– <text:s text:c="2"/>10</text:span><text:span text:style-name="T24">6</text:span><text:span text:style-name="T59"> min</text:span><text:span text:style-name="T24">-1</text:span><text:span text:style-name="T61"> </text:span><text:span text:style-name="T59">sm</text:span><text:span text:style-name="T24">- 2 <text:s/></text:span><text:span text:style-name="T59">–</text:span><text:span text:style-name="T24"> <text:s/></text:span><text:span text:style-name="T60">± 20 %</text:span></text:p>
            <text:list xml:id="list1419837642052358632" text:style-name="WW8Num2">
              <text:list-item>
                <text:p text:style-name="P57"><text:span text:style-name="T14"></text:span><text:span text:style-name="T15"> </text:span><text:span text:style-name="T13">6 – 10</text:span><text:span text:style-name="T24">6</text:span><text:span text:style-name="T13"> min</text:span><text:span text:style-name="T24">-1</text:span><text:span text:style-name="T12"></text:span><text:span text:style-name="T13"> sm</text:span><text:span text:style-name="T24">- 2 <text:s text:c="2"/></text:span><text:span text:style-name="T59">–</text:span><text:span text:style-name="T24"> <text:s/></text:span><text:span text:style-name="T60">± 20 %</text:span></text:p>
              </text:list-item>
            </text:list>
            <text:h text:style-name="P54" text:outline-level="2"><text:span text:style-name="T50"> </text:span><text:span text:style-name="T51">0.10 </text:span><text:span text:style-name="T49"></text:span><text:span text:style-name="T51">Sv/h – 30 mSv/h</text:span><text:span text:style-name="T44"> <text:s/></text:span><text:span text:style-name="T51">–</text:span><text:span text:style-name="T44"> <text:s/></text:span><text:span text:style-name="T51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2">SA of </text:span><text:span text:style-name="T23">137</text:span><text:span text:style-name="T62">Cs count rate: ± </text:span><text:span text:style-name="T62">20 %</text:span></text:p>
          </table:table-cell>
        </table:table-row>
      </table:table>
      <text:p text:style-name="P16"/>
      <text:p text:style-name="P3">Operating conditions:</text:p>
      <text:list xml:id="list5888410272969293130" text:style-name="L1">
        <text:list-item>
          <text:p text:style-name="P58"><text:span text:style-name="T11">Air temperature<text:tab/></text:span><text:span text:style-name="T55"><text:tab/><text:tab/><text:tab/>+</text:span><text:span text:style-name="T11">$temp</text:span><text:span text:style-name="T55"> °</text:span><text:span text:style-name="T11">C</text:span></text:p>
        </text:list-item>
        <text:list-item>
          <text:p text:style-name="P58"><text:span text:style-name="T11">Atmospheric pressure<text:tab/></text:span><text:span text:style-name="T11"><text:tab/><text:tab/><text:tab/>98,5 kPa</text:span></text:p>
        </text:list-item>
        <text:list-item>
          <text:p text:style-name="P58"><text:span text:style-name="T11">Relative humidity<text:tab/><text:tab/></text:span><text:span text:style-name="T11"><text:tab/><text:tab/>$vlag %</text:span></text:p>
        </text:list-item>
        <text:list-item>
          <text:p text:style-name="P5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1"><text:span text:style-name="T17">Calibration means</text:span><text:span text:style-name="T74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47">- <text:span text:style-name="T9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48">- <text:span text:style-name="T9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48">- <text:span text:style-name="T9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48">- <text:span text:style-name="T9">$eng_facility_beta</text:span>;</text:p>
          </table:table-cell>
        </table:table-row>
      </table:table>
      <text:p text:style-name="P49"/>
      <text:p text:style-name="P8">Calibration data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3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3"><text:span text:style-name="T9">Dose rate at check point</text:span> <text:span text:style-name="T36">Ḣ</text:span><text:span text:style-name="T29">oi</text:span><text:span text:style-name="T58">(10)</text:span></text:p>
          </table:table-cell>
          <table:table-cell table:style-name="_31_125.B2" table:number-rows-spanned="3" office:value-type="string">
            <text:p text:style-name="P45">Radia-tion source <text:s/>number</text:p>
          </table:table-cell>
          <table:table-cell table:style-name="_31_125.B2" table:number-rows-spanned="3" office:value-type="string">
            <text:p text:style-name="P34"><text:span text:style-name="T9">Distan-ce to source</text:span>, </text:p>
            <text:p text:style-name="P32">R, сm</text:p>
          </table:table-cell>
          <table:table-cell table:style-name="_31_125.B2" table:number-columns-spanned="5" office:value-type="string">
            <text:p text:style-name="P4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4"><text:span text:style-name="T40">Relative gamma radiation dose rate measure-ment</text:span> <text:span text:style-name="T9">error</text:span></text:p>
            <text:p text:style-name="P38"><text:span text:style-name="T37">θ</text:span><text:span text:style-name="T30">пр</text:span><text:span text:style-name="T31">i</text:span><text:span text:style-name="T34">,</text:span> %</text:p>
          </table:table-cell>
          <table:table-cell table:style-name="_31_125.B2" table:number-rows-spanned="3" office:value-type="string">
            <text:p text:style-name="P37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_31_125.K2" table:number-rows-spanned="3" office:value-type="string">
            <text:p text:style-name="P36"><text:span text:style-name="T9">Limits of intrinsic relative error</text:span>, </text:p>
            <text:p text:style-name="P36">% </text:p>
            <text:p text:style-name="P35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1"><text:span text:style-name="T9">Back-ground</text:span>, <text:span text:style-name="T10">nSv</text:span><text:span text:style-name="T26">/</text:span><text:span text:style-name="T10">h</text:span></text:p>
          </table:table-cell>
          <table:table-cell table:style-name="_31_125.D3" table:number-columns-spanned="3" office:value-type="string">
            <text:p text:style-name="P41"><text:span text:style-name="T9">Measured value</text:span> <text:span text:style-name="T36">Ḣ</text:span><text:span text:style-name="T21">*</text:span><text:span text:style-name="T29">i</text:span><text:span text:style-name="T58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1"><text:span text:style-name="T9">Average value</text:span>, <text:span text:style-name="T10">H</text:span><text:span text:style-name="T29">i</text:span><text:span text:style-name="T5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2"><text:span text:style-name="T26">H</text:span><text:span text:style-name="T27">1</text:span></text:p>
          </table:table-cell>
          <table:table-cell table:style-name="_31_125.D3" office:value-type="string">
            <text:p text:style-name="P41"><text:span text:style-name="T10">H</text:span><text:span text:style-name="T27">2</text:span></text:p>
          </table:table-cell>
          <table:table-cell table:style-name="_31_125.D3" office:value-type="string">
            <text:p text:style-name="P41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4">24</text:span> мкЗв/ч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4">15</text:span></text:p>
          </table:table-cell>
        </table:table-row>
        <table:table-row>
          <table:table-cell table:style-name="_31_125.A5" office:value-type="string">
            <text:p text:style-name="P9"><text:span text:style-name="T34">0,</text:span>7 мкЗв/ч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мкЗв/ч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4">0</text:span> мЗв/ч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4">240</text:span> мЗв/ч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3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3"><text:span text:style-name="T9">Dose rate at check point</text:span> <text:span text:style-name="T36">Ḣ</text:span><text:span text:style-name="T29">oi</text:span><text:span text:style-name="T58">(10)</text:span></text:p>
          </table:table-cell>
          <table:table-cell table:style-name="_31_125A.B2" table:number-rows-spanned="3" office:value-type="string">
            <text:p text:style-name="P45">Radia-tion source <text:s/>number</text:p>
          </table:table-cell>
          <table:table-cell table:style-name="_31_125A.B2" table:number-rows-spanned="3" office:value-type="string">
            <text:p text:style-name="P34"><text:span text:style-name="T9">Distan-ce to source</text:span>, </text:p>
            <text:p text:style-name="P32">R, сm</text:p>
          </table:table-cell>
          <table:table-cell table:style-name="_31_125A.B2" table:number-columns-spanned="5" office:value-type="string">
            <text:p text:style-name="P4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4"><text:span text:style-name="T40">Relative gamma radiation dose rate measure-ment</text:span> <text:span text:style-name="T9">error</text:span></text:p>
            <text:p text:style-name="P38"><text:span text:style-name="T37">θ</text:span><text:span text:style-name="T30">пр</text:span><text:span text:style-name="T31">i</text:span><text:span text:style-name="T34">,</text:span> %</text:p>
          </table:table-cell>
          <table:table-cell table:style-name="_31_125A.B2" table:number-rows-spanned="3" office:value-type="string">
            <text:p text:style-name="P37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_31_125A.K2" table:number-rows-spanned="3" office:value-type="string">
            <text:p text:style-name="P36"><text:span text:style-name="T9">Limits of intrinsic relative error</text:span>, </text:p>
            <text:p text:style-name="P36">% </text:p>
            <text:p text:style-name="P35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1"><text:span text:style-name="T9">Back-ground</text:span>, <text:span text:style-name="T10">nSv</text:span><text:span text:style-name="T26">/</text:span><text:span text:style-name="T10">h</text:span></text:p>
          </table:table-cell>
          <table:table-cell table:style-name="_31_125A.D3" table:number-columns-spanned="3" office:value-type="string">
            <text:p text:style-name="P41"><text:span text:style-name="T9">Measured value</text:span> <text:span text:style-name="T36">Ḣ</text:span><text:span text:style-name="T21">*</text:span><text:span text:style-name="T29">i</text:span><text:span text:style-name="T58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1"><text:span text:style-name="T9">Average value</text:span>, <text:span text:style-name="T10">H</text:span><text:span text:style-name="T29">i</text:span><text:span text:style-name="T5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2"><text:span text:style-name="T26">H</text:span><text:span text:style-name="T27">1</text:span></text:p>
          </table:table-cell>
          <table:table-cell table:style-name="_31_125A.D3" office:value-type="string">
            <text:p text:style-name="P41"><text:span text:style-name="T10">H</text:span><text:span text:style-name="T27">2</text:span></text:p>
          </table:table-cell>
          <table:table-cell table:style-name="_31_125A.D3" office:value-type="string">
            <text:p text:style-name="P41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4">24</text:span> мкЗв/ч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4">15</text:span></text:p>
          </table:table-cell>
        </table:table-row>
        <table:table-row>
          <table:table-cell table:style-name="_31_125A.A5" office:value-type="string">
            <text:p text:style-name="P9"><text:span text:style-name="T34">0,</text:span>7 мкЗв/ч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мкЗв/ч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4">0</text:span> <text:span text:style-name="T34">мкЗв</text:span>/ч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4">240</text:span> <text:span text:style-name="T34">мкЗв</text:span>/ч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4">0,</text:span>7 мЗв/ч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мЗв/ч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4">0</text:span> мЗв/ч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0"/>
            <text:p text:style-name="P22"><text:span text:style-name="T56">SA of </text:span><text:span text:style-name="T20">137</text:span><text:span text:style-name="T56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60">Radia-tion source <text:s/>number</text:p>
          </table:table-cell>
          <table:table-cell table:style-name="BZ.B2" table:number-rows-spanned="3" office:value-type="string">
            <text:p text:style-name="P17">SA in reference point,</text:p>
            <text:p text:style-name="P39">Aoi, Bq/kg</text:p>
          </table:table-cell>
          <table:table-cell table:style-name="BZ.B2" table:number-columns-spanned="4" office:value-type="string">
            <text:p text:style-name="P41">Измерение мощности дозы</text:p>
            <text:p text:style-name="P41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4"><text:span text:style-name="T40">Relative gamma radiation dose rate measure-ment</text:span> <text:span text:style-name="T9">error</text:span></text:p>
            <text:p text:style-name="P38"><text:span text:style-name="T37">θ</text:span><text:span text:style-name="T30">пр</text:span><text:span text:style-name="T31">i</text:span><text:span text:style-name="T34">,</text:span> %</text:p>
          </table:table-cell>
          <table:table-cell table:style-name="BZ.B2" table:number-rows-spanned="3" office:value-type="string">
            <text:p text:style-name="P37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BZ.I2" table:number-rows-spanned="3" office:value-type="string">
            <text:p text:style-name="P36"><text:span text:style-name="T9">Limits of intrinsic relative error</text:span>, </text:p>
            <text:p text:style-name="P36">% </text:p>
            <text:p text:style-name="P35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1"><text:span text:style-name="T9">Measured value</text:span> <text:span text:style-name="T36">Ḣ</text:span><text:span text:style-name="T21">*</text:span><text:span text:style-name="T29">i</text:span><text:span text:style-name="T58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1"><text:span text:style-name="T9">Average value</text:span>, <text:span text:style-name="T10">H</text:span><text:span text:style-name="T29">i</text:span><text:span text:style-name="T58">(10)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2"><text:span text:style-name="T26">H</text:span><text:span text:style-name="T27">1</text:span></text:p>
          </table:table-cell>
          <table:table-cell table:style-name="BZ.C4" office:value-type="string">
            <text:p text:style-name="P41"><text:span text:style-name="T10">H</text:span><text:span text:style-name="T27">2</text:span></text:p>
          </table:table-cell>
          <table:table-cell table:style-name="BZ.C4" office:value-type="string">
            <text:p text:style-name="P41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9">6</text:span>-<text:span text:style-name="T9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4">15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1"/>
            <text:p text:style-name="P19"><text:span text:style-name="T9">BDPS-02 (</text:span><text:span text:style-name="T19">a</text:span><text:span text:style-name="T9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1"><text:span text:style-name="T9">Flux density in test point</text:span> <text:span text:style-name="T73"></text:span><text:span text:style-name="T27">0</text:span><text:span text:style-name="T28">i</text:span>,</text:p>
            <text:p text:style-name="P52"><text:s/><text:span text:style-name="T10">min</text:span><text:span text:style-name="T20">-1</text:span>·<text:span text:style-name="T10">cm</text:span><text:span text:style-name="T20">-2</text:span></text:p>
          </table:table-cell>
          <table:table-cell table:style-name="BDPS_5f_a.B2" table:number-rows-spanned="3" office:value-type="string">
            <text:p text:style-name="P45">Radia-tion source <text:s/>number</text:p>
          </table:table-cell>
          <table:table-cell table:style-name="BDPS_5f_a.B2" table:number-columns-spanned="4" office:value-type="string">
            <text:p text:style-name="P41"><text:span text:style-name="T9">Measured radiation flux density in test point</text:span>, <text:span text:style-name="T65"></text:span><text:span text:style-name="T33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4"><text:span text:style-name="T40">Relative gamma radiation dose rate measure-ment</text:span> <text:span text:style-name="T9">error</text:span></text:p>
            <text:p text:style-name="P38"><text:span text:style-name="T37">θ</text:span><text:span text:style-name="T30">пр</text:span><text:span text:style-name="T31">i</text:span><text:span text:style-name="T34">,</text:span> %</text:p>
          </table:table-cell>
          <table:table-cell table:style-name="BDPS_5f_a.B2" table:number-rows-spanned="3" office:value-type="string">
            <text:p text:style-name="P37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BDPS_5f_a.I2" table:number-rows-spanned="3" office:value-type="string">
            <text:p text:style-name="P36"><text:span text:style-name="T9">Limits of intrinsic relative error</text:span>, </text:p>
            <text:p text:style-name="P36">% </text:p>
            <text:p text:style-name="P35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1"><text:span text:style-name="T9">Measured value</text:span> <text:span text:style-name="T65"></text:span><text:span text:style-name="T33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1"><text:span text:style-name="T9">Average value</text:span>, <text:span text:style-name="T65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2"><text:span text:style-name="T64"></text:span><text:span text:style-name="T27">1</text:span></text:p>
          </table:table-cell>
          <table:table-cell table:style-name="BDPS_5f_a.C4" office:value-type="string">
            <text:p text:style-name="P41"><text:span text:style-name="T65"></text:span><text:span text:style-name="T27">2</text:span></text:p>
          </table:table-cell>
          <table:table-cell table:style-name="BDPS_5f_a.C4" office:value-type="string">
            <text:p text:style-name="P41"><text:span text:style-name="T65">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9">20</text:span></text:p>
          </table:table-cell>
        </table:table-row>
        <table:table-row>
          <table:table-cell table:style-name="BDPS_5f_a.A5" office:value-type="string">
            <text:p text:style-name="P12">$3-9<text:span text:style-name="T34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4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4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4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1"/>
            <text:p text:style-name="P19"><text:span text:style-name="T9">BDPS-02 (</text:span><text:span text:style-name="T19">b</text:span><text:span text:style-name="T9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1"><text:span text:style-name="T9">Flux density in test point</text:span> <text:span text:style-name="T73"></text:span><text:span text:style-name="T27">0</text:span><text:span text:style-name="T28">i</text:span>,</text:p>
            <text:p text:style-name="P52"><text:s/><text:span text:style-name="T10">min</text:span><text:span text:style-name="T20">-1</text:span>·<text:span text:style-name="T10">cm</text:span><text:span text:style-name="T20">-2</text:span></text:p>
          </table:table-cell>
          <table:table-cell table:style-name="BDPS_5f_b.B2" table:number-rows-spanned="3" office:value-type="string">
            <text:p text:style-name="P45">Radia-tion source <text:s/>number</text:p>
          </table:table-cell>
          <table:table-cell table:style-name="BDPS_5f_b.B2" table:number-columns-spanned="4" office:value-type="string">
            <text:p text:style-name="P41"><text:span text:style-name="T9">Measured radiation flux density in test point</text:span>, <text:span text:style-name="T65"></text:span><text:span text:style-name="T33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4"><text:span text:style-name="T40">Relative gamma radiation dose rate measure-ment</text:span> <text:span text:style-name="T9">error</text:span></text:p>
            <text:p text:style-name="P38"><text:span text:style-name="T37">θ</text:span><text:span text:style-name="T30">пр</text:span><text:span text:style-name="T31">i</text:span><text:span text:style-name="T34">,</text:span> %</text:p>
          </table:table-cell>
          <table:table-cell table:style-name="BDPS_5f_b.B2" table:number-rows-spanned="3" office:value-type="string">
            <text:p text:style-name="P37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BDPS_5f_b.I2" table:number-rows-spanned="3" office:value-type="string">
            <text:p text:style-name="P36"><text:span text:style-name="T9">Limits of intrinsic relative error</text:span>, </text:p>
            <text:p text:style-name="P36">% </text:p>
            <text:p text:style-name="P35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1"><text:span text:style-name="T9">Measured value</text:span> <text:span text:style-name="T65"></text:span><text:span text:style-name="T33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1"><text:span text:style-name="T9">Average value</text:span>, <text:span text:style-name="T65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2"><text:span text:style-name="T64"></text:span><text:span text:style-name="T27">1</text:span></text:p>
          </table:table-cell>
          <table:table-cell table:style-name="BDPS_5f_b.C4" office:value-type="string">
            <text:p text:style-name="P41"><text:span text:style-name="T65"></text:span><text:span text:style-name="T27">2</text:span></text:p>
          </table:table-cell>
          <table:table-cell table:style-name="BDPS_5f_b.C4" office:value-type="string">
            <text:p text:style-name="P41"><text:span text:style-name="T65">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9">20</text:span></text:p>
          </table:table-cell>
        </table:table-row>
        <table:table-row>
          <table:table-cell table:style-name="BDPS_5f_b.A5" office:value-type="string">
            <text:p text:style-name="P12">$4-9<text:span text:style-name="T34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4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4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4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0"/>
            <text:p text:style-name="P19"><text:span text:style-name="T9">BDPS-02 (</text:span><text:span text:style-name="T19"></text:span><text:span text:style-name="T9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3"><text:span text:style-name="T9">Dose rate at check point</text:span> <text:span text:style-name="T36">Ḣ</text:span><text:span text:style-name="T29">oi</text:span><text:span text:style-name="T58">(10)</text:span></text:p>
          </table:table-cell>
          <table:table-cell table:style-name="BDPS_5f_g.B2" table:number-rows-spanned="3" office:value-type="string">
            <text:p text:style-name="P45">Radia-tion source <text:s/>number</text:p>
          </table:table-cell>
          <table:table-cell table:style-name="BDPS_5f_g.B2" table:number-rows-spanned="3" office:value-type="string">
            <text:p text:style-name="P34"><text:span text:style-name="T9">Distan-ce to source</text:span>, </text:p>
            <text:p text:style-name="P32">R, сm</text:p>
          </table:table-cell>
          <table:table-cell table:style-name="BDPS_5f_g.B2" table:number-columns-spanned="5" office:value-type="string">
            <text:p text:style-name="P4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4"><text:span text:style-name="T40">Relative gamma radiation dose rate measure-ment</text:span> <text:span text:style-name="T9">error</text:span></text:p>
            <text:p text:style-name="P38"><text:span text:style-name="T37">θ</text:span><text:span text:style-name="T30">пр</text:span><text:span text:style-name="T31">i</text:span><text:span text:style-name="T34">,</text:span> %</text:p>
          </table:table-cell>
          <table:table-cell table:style-name="BDPS_5f_g.B2" table:number-rows-spanned="3" office:value-type="string">
            <text:p text:style-name="P37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BDPS_5f_g.K2" table:number-rows-spanned="3" office:value-type="string">
            <text:p text:style-name="P36"><text:span text:style-name="T9">Limits of intrinsic relative error</text:span>, </text:p>
            <text:p text:style-name="P36">% </text:p>
            <text:p text:style-name="P35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1"><text:span text:style-name="T9">Back-ground</text:span>, <text:span text:style-name="T10">nSv</text:span><text:span text:style-name="T26">/</text:span><text:span text:style-name="T10">h</text:span></text:p>
          </table:table-cell>
          <table:table-cell table:style-name="BDPS_5f_g.D3" table:number-columns-spanned="3" office:value-type="string">
            <text:p text:style-name="P41"><text:span text:style-name="T9">Measured value</text:span> <text:span text:style-name="T36">Ḣ</text:span><text:span text:style-name="T21">*</text:span><text:span text:style-name="T29">i</text:span><text:span text:style-name="T58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1"><text:span text:style-name="T9">Average value</text:span>, <text:span text:style-name="T10">H</text:span><text:span text:style-name="T29">i</text:span><text:span text:style-name="T58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2"><text:span text:style-name="T26">H</text:span><text:span text:style-name="T27">1</text:span></text:p>
          </table:table-cell>
          <table:table-cell table:style-name="BDPS_5f_g.D3" office:value-type="string">
            <text:p text:style-name="P41"><text:span text:style-name="T10">H</text:span><text:span text:style-name="T27">2</text:span></text:p>
          </table:table-cell>
          <table:table-cell table:style-name="BDPS_5f_g.D3" office:value-type="string">
            <text:p text:style-name="P41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мкЗв/ч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4">20</text:span></text:p>
          </table:table-cell>
        </table:table-row>
        <table:table-row>
          <table:table-cell table:style-name="BDPS_5f_g.A5" office:value-type="string">
            <text:p text:style-name="P9">7 мкЗв/ч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мкЗв/ч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мЗв/ч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мЗв/ч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мЗв/ч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44"><text:s text:c="36"/></text:p>
          </table:table-cell>
        </table:table-row>
        <table:table-row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  <table:table-cell table:style-name="Таблица1.C2" office:value-type="string">
            <text:p text:style-name="P27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44"><text:s text:c="36"/></text:p>
          </table:table-cell>
        </table:table-row>
        <table:table-row>
          <table:table-cell table:style-name="Таблица1.A1" office:value-type="string">
            <text:p text:style-name="P43"/>
          </table:table-cell>
          <table:table-cell table:style-name="Таблица1.B4" office:value-type="string">
            <text:p text:style-name="P43"/>
          </table:table-cell>
          <table:table-cell table:style-name="Таблица1.C2" office:value-type="string">
            <text:p text:style-name="P27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626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587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505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06T23:07:56.33</dc:date>
    <meta:print-date>2019-04-03T15:18:00</meta:print-date>
    <meta:editing-cycles>160</meta:editing-cycles>
    <meta:editing-duration>PT11H14M44S</meta:editing-duration>
    <meta:generator>OpenOffice/4.1.6$Win32 OpenOffice.org_project/416m1$Build-9790</meta:generator>
    <meta:document-statistic meta:table-count="20" meta:image-count="1" meta:object-count="0" meta:page-count="3" meta:paragraph-count="454" meta:word-count="908" meta:character-count="5025"/>
    <dc:creator>Squorpikkor </dc:creator>
  </office:meta>
</office:document-meta>
</file>